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handas" fo:font-size="13pt" officeooo:paragraph-rsid="000bfb78" style:font-size-asian="13pt" style:font-size-complex="13pt"/>
    </style:style>
    <style:style style:name="P2"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bfb78"/>
    </style:style>
    <style:style style:name="P3"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d204b"/>
    </style:style>
    <style:style style:name="P4"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5"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ef0a6"/>
    </style:style>
    <style:style style:name="P6"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118654"/>
    </style:style>
    <style:style style:name="P7"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184d03"/>
    </style:style>
    <style:style style:name="P8" style:family="paragraph" style:parent-style-name="Text_20_body">
      <style:paragraph-properties fo:margin-top="0.052in" fo:margin-bottom="0.052in" loext:contextual-spacing="false" fo:line-height="140%" fo:text-align="start" style:justify-single-word="false" fo:orphans="2" fo:widows="2" fo:padding="0in" fo:border="none"/>
      <style:text-properties style:font-name="Chandas" fo:font-size="12pt" officeooo:rsid="000df45a" officeooo:paragraph-rsid="000df45a" style:font-size-asian="12pt" style:font-size-complex="12pt"/>
    </style:style>
    <style:style style:name="P9" style:family="paragraph" style:parent-style-name="Text_20_body">
      <style:paragraph-properties fo:margin-top="0.052in" fo:margin-bottom="0.052in" loext:contextual-spacing="false" fo:line-height="140%" fo:text-align="start" style:justify-single-word="false" fo:orphans="2" fo:widows="2" fo:padding="0in" fo:border="none"/>
      <style:text-properties style:font-name="Chandas" fo:font-size="12pt" officeooo:rsid="002a3c94" officeooo:paragraph-rsid="002a3c94" style:font-size-asian="12pt" style:font-size-complex="12pt"/>
    </style:style>
    <style:style style:name="P10" style:family="paragraph" style:parent-style-name="Text_20_body">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3pt" fo:letter-spacing="normal" fo:font-style="normal" fo:font-weight="normal" officeooo:rsid="000d204b" officeooo:paragraph-rsid="000d204b" style:font-size-asian="13pt" style:font-size-complex="13pt"/>
    </style:style>
    <style:style style:name="P11" style:family="paragraph" style:parent-style-name="Text_20_body">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2pt" fo:letter-spacing="normal" fo:font-style="normal" fo:font-weight="normal" officeooo:rsid="001b487e" officeooo:paragraph-rsid="001b487e" style:font-size-asian="12pt" style:font-size-complex="12pt"/>
    </style:style>
    <style:style style:name="P12" style:family="paragraph" style:parent-style-name="Text_20_body">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rsid="0017eb0a" officeooo:paragraph-rsid="0017eb0a" style:font-size-asian="12pt" style:font-size-complex="12pt"/>
    </style:style>
    <style:style style:name="P13" style:family="paragraph" style:parent-style-name="Text_20_body">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officeooo:rsid="00216a73" officeooo:paragraph-rsid="00216a73" style:font-size-asian="12pt" style:font-size-complex="12pt"/>
    </style:style>
    <style:style style:name="P14" style:family="paragraph" style:parent-style-name="Text_20_body">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officeooo:paragraph-rsid="0025e948"/>
    </style:style>
    <style:style style:name="P15" style:family="paragraph" style:parent-style-name="Text_20_body">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3pt" fo:letter-spacing="normal" fo:font-style="normal" fo:font-weight="normal" officeooo:rsid="000d204b" officeooo:paragraph-rsid="000d204b" style:font-size-asian="13pt" style:font-size-complex="13pt"/>
    </style:style>
    <style:style style:name="P16" style:family="paragraph" style:parent-style-name="Text_20_body" style:list-style-name="L1">
      <style:paragraph-properties fo:text-align="start" style:justify-single-word="false"/>
      <style:text-properties officeooo:rsid="000bfb78" officeooo:paragraph-rsid="000bfb78"/>
    </style:style>
    <style:style style:name="P17" style:family="paragraph" style:parent-style-name="Text_20_body" style:list-style-name="L1">
      <style:paragraph-properties fo:margin-top="0.052in" fo:margin-bottom="0.052in" loext:contextual-spacing="false" fo:line-height="140%" fo:text-align="start" style:justify-single-word="false" fo:orphans="2" fo:widows="2" fo:padding="0in" fo:border="none"/>
    </style:style>
    <style:style style:name="P18" style:family="paragraph" style:parent-style-name="Text_20_body" style:list-style-name="L1">
      <style:paragraph-properties fo:margin-top="0.052in" fo:margin-bottom="0.052in" loext:contextual-spacing="false" fo:line-height="140%" fo:text-align="start" style:justify-single-word="false" fo:orphans="2" fo:widows="2" fo:padding="0in" fo:border="none"/>
      <style:text-properties officeooo:paragraph-rsid="000bfb78"/>
    </style:style>
    <style:style style:name="P19" style:family="paragraph" style:parent-style-name="Text_20_body" style:list-style-name="L3">
      <style:paragraph-properties fo:margin-top="0.052in" fo:margin-bottom="0.052in" loext:contextual-spacing="false" fo:line-height="140%" fo:text-align="start" style:justify-single-word="false" fo:orphans="2" fo:widows="2" fo:padding="0in" fo:border="none"/>
    </style:style>
    <style:style style:name="P20" style:family="paragraph" style:parent-style-name="Text_20_body" style:list-style-name="L7">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21" style:family="paragraph" style:parent-style-name="Text_20_body" style:list-style-name="L8">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22" style:family="paragraph" style:parent-style-name="Text_20_body" style:list-style-name="L9">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23" style:family="paragraph" style:parent-style-name="Text_20_body" style:list-style-name="L2">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paragraph-rsid="000bfb78" style:font-size-asian="12pt" style:font-size-complex="12pt"/>
    </style:style>
    <style:style style:name="P24" style:family="paragraph" style:parent-style-name="Text_20_body" style:list-style-name="L8">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paragraph-rsid="000df45a" style:font-size-asian="12pt" style:font-size-complex="12pt"/>
    </style:style>
    <style:style style:name="P25" style:family="paragraph" style:parent-style-name="Text_20_body" style:list-style-name="L5">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rsid="000d204b" officeooo:paragraph-rsid="000d204b" style:font-size-asian="12pt" style:font-size-complex="12pt"/>
    </style:style>
    <style:style style:name="P26" style:family="paragraph" style:parent-style-name="Text_20_body" style:list-style-name="L4">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2pt" fo:letter-spacing="normal" fo:font-style="normal" fo:font-weight="normal" style:font-size-asian="12pt" style:font-size-complex="12pt"/>
    </style:style>
    <style:style style:name="P27" style:family="paragraph" style:parent-style-name="Text_20_body" style:list-style-name="L4">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2pt" fo:letter-spacing="normal" fo:font-style="normal" fo:font-weight="normal" officeooo:paragraph-rsid="000d204b" style:font-size-asian="12pt" style:font-size-complex="12pt"/>
    </style:style>
    <style:style style:name="P28" style:family="paragraph" style:parent-style-name="Text_20_body" style:list-style-name="L9">
      <style:paragraph-properties fo:margin-top="0.052in" fo:margin-bottom="0.052in" loext:contextual-spacing="false" fo:line-height="140%" fo:text-align="start" style:justify-single-word="false" fo:orphans="2" fo:widows="2" fo:padding="0in" fo:border="none"/>
      <style:text-properties style:font-name="Chandas" fo:font-size="12pt" officeooo:paragraph-rsid="000df45a" style:font-size-asian="12pt" style:font-size-complex="12pt"/>
    </style:style>
    <style:style style:name="P29" style:family="paragraph" style:parent-style-name="Text_20_body" style:list-style-name="L10">
      <style:paragraph-properties fo:margin-top="0.052in" fo:margin-bottom="0.052in" loext:contextual-spacing="false" fo:line-height="140%" fo:text-align="start" style:justify-single-word="false" fo:orphans="2" fo:widows="2" fo:padding="0in" fo:border="none"/>
      <style:text-properties style:font-name="Chandas" fo:font-size="12pt" officeooo:paragraph-rsid="000df45a" style:font-size-asian="12pt" style:font-size-complex="12pt"/>
    </style:style>
    <style:style style:name="P30" style:family="paragraph" style:parent-style-name="Text_20_body" style:list-style-name="L10">
      <style:paragraph-properties fo:margin-top="0.052in" fo:margin-bottom="0.052in" loext:contextual-spacing="false" fo:line-height="140%" fo:text-align="start" style:justify-single-word="false" fo:orphans="2" fo:widows="2" fo:padding="0in" fo:border="none"/>
      <style:text-properties style:font-name="Chandas" fo:font-size="12pt" officeooo:rsid="000df45a" officeooo:paragraph-rsid="000df45a" style:font-size-asian="12pt" style:font-size-complex="12pt"/>
    </style:style>
    <style:style style:name="P31" style:family="paragraph" style:parent-style-name="Text_20_body" style:list-style-name="L5">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style:font-size-asian="12pt" style:font-size-complex="12pt"/>
    </style:style>
    <style:style style:name="P32" style:family="paragraph" style:parent-style-name="Text_20_body" style:list-style-name="L6">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style:font-size-asian="12pt" style:font-size-complex="12pt"/>
    </style:style>
    <style:style style:name="P33" style:family="paragraph" style:parent-style-name="Text_20_body" style:list-style-name="L6">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officeooo:rsid="000d204b" officeooo:paragraph-rsid="000d204b" style:font-size-asian="12pt" style:font-size-complex="12pt"/>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color="#000000" style:text-line-through-style="none" style:text-line-through-type="none" style:font-name="Chandas" fo:font-size="13pt" fo:letter-spacing="normal" fo:font-style="normal" style:text-underline-style="none" fo:font-weight="normal" style:text-blinking="false" fo:background-color="transparent" loext:char-shading-value="0" style:font-size-asian="13pt" style:font-size-complex="13pt"/>
    </style:style>
    <style:style style:name="T3" style:family="text">
      <style:text-properties fo:font-variant="normal" fo:text-transform="none" fo:color="#000011" style:font-name="Chandas" fo:font-size="12pt" fo:letter-spacing="normal" fo:font-style="normal" fo:font-weight="normal" style:font-size-asian="12pt" style:font-size-complex="12pt"/>
    </style:style>
    <style:style style:name="T4" style:family="text">
      <style:text-properties fo:font-variant="normal" fo:text-transform="none" fo:color="#000011" style:font-name="Chandas" fo:font-size="12pt" fo:letter-spacing="normal" fo:font-style="normal" fo:font-weight="normal" officeooo:rsid="000d204b" style:font-size-asian="12pt" style:font-size-complex="12pt"/>
    </style:style>
    <style:style style:name="T5" style:family="text">
      <style:text-properties fo:font-variant="normal" fo:text-transform="none" fo:color="#000011" style:font-name="Chandas" fo:font-size="12pt" fo:letter-spacing="normal" fo:font-style="normal" fo:font-weight="normal" officeooo:rsid="000ef0a6" style:font-size-asian="12pt" style:font-size-complex="12pt"/>
    </style:style>
    <style:style style:name="T6" style:family="text">
      <style:text-properties fo:font-variant="normal" fo:text-transform="none" fo:color="#000011" style:font-name="Chandas" fo:font-size="12pt" fo:letter-spacing="normal" fo:font-style="normal" fo:font-weight="normal" officeooo:rsid="0010d432" style:font-size-asian="12pt" style:font-size-complex="12pt"/>
    </style:style>
    <style:style style:name="T7" style:family="text">
      <style:text-properties fo:font-variant="normal" fo:text-transform="none" fo:color="#000011" style:font-name="Chandas" fo:font-size="12pt" fo:letter-spacing="normal" fo:font-style="normal" fo:font-weight="normal" officeooo:rsid="00118654" style:font-size-asian="12pt" style:font-size-complex="12pt"/>
    </style:style>
    <style:style style:name="T8" style:family="text">
      <style:text-properties fo:font-variant="normal" fo:text-transform="none" fo:color="#000011" style:font-name="Chandas" fo:font-size="12pt" fo:letter-spacing="normal" fo:font-style="normal" fo:font-weight="normal" officeooo:rsid="0017eb0a" style:font-size-asian="12pt" style:font-size-complex="12pt"/>
    </style:style>
    <style:style style:name="T9" style:family="text">
      <style:text-properties fo:font-variant="normal" fo:text-transform="none" fo:color="#000011" style:font-name="Chandas" fo:font-size="12pt" fo:letter-spacing="normal" fo:font-style="normal" fo:font-weight="normal" officeooo:rsid="00184d03" style:font-size-asian="12pt" style:font-size-complex="12pt"/>
    </style:style>
    <style:style style:name="T10" style:family="text">
      <style:text-properties fo:font-variant="normal" fo:text-transform="none" fo:color="#000011" style:font-name="Chandas" fo:font-size="12pt" fo:letter-spacing="normal" fo:font-style="normal" fo:font-weight="normal" officeooo:rsid="0019caef" style:font-size-asian="12pt" style:font-size-complex="12pt"/>
    </style:style>
    <style:style style:name="T11" style:family="text">
      <style:text-properties fo:font-variant="normal" fo:text-transform="none" fo:color="#000011" style:font-name="Chandas" fo:font-size="12pt" fo:letter-spacing="normal" fo:font-style="normal" fo:font-weight="normal" officeooo:rsid="002ffd1d" style:font-size-asian="12pt" style:font-size-complex="12pt"/>
    </style:style>
    <style:style style:name="T12" style:family="text">
      <style:text-properties fo:font-variant="normal" fo:text-transform="none" fo:color="#000011" style:font-name="Chandas" fo:font-size="12pt" fo:letter-spacing="normal" fo:font-style="normal" fo:font-weight="normal" officeooo:rsid="0030a13c" style:font-size-asian="12pt" style:font-size-complex="12pt"/>
    </style:style>
    <style:style style:name="T13" style:family="text">
      <style:text-properties fo:font-variant="normal" fo:text-transform="none" fo:color="#000011" style:font-name="Chandas" fo:font-size="12pt" fo:letter-spacing="normal" fo:font-style="normal" fo:font-weight="normal" officeooo:rsid="00321de4" style:font-size-asian="12pt" style:font-size-complex="12pt"/>
    </style:style>
    <style:style style:name="T14" style:family="text">
      <style:text-properties fo:font-variant="normal" fo:text-transform="none" fo:color="#000011" style:font-name="Chandas" fo:font-size="13pt" fo:letter-spacing="normal" fo:font-style="normal" fo:font-weight="normal" officeooo:rsid="000bfb78" style:font-size-asian="13pt" style:font-size-complex="13pt"/>
    </style:style>
    <style:style style:name="T15" style:family="text">
      <style:text-properties fo:font-variant="normal" fo:text-transform="none" fo:color="#000011" style:font-name="Chandas" fo:font-size="13pt" fo:letter-spacing="normal" fo:font-style="normal" fo:font-weight="normal" officeooo:rsid="000d204b" style:font-size-asian="13pt" style:font-size-complex="13pt"/>
    </style:style>
    <style:style style:name="T16" style:family="text">
      <style:text-properties fo:font-variant="normal" fo:text-transform="none" fo:color="#000011" style:text-line-through-style="none" style:text-line-through-type="none" style:font-name="Chandas" fo:font-size="13pt" fo:letter-spacing="normal" fo:font-style="normal" style:text-underline-style="none" fo:font-weight="normal" officeooo:rsid="000d204b" style:text-blinking="false" fo:background-color="transparent" loext:char-shading-value="0" style:font-size-asian="13pt" style:font-size-complex="13pt"/>
    </style:style>
    <style:style style:name="T17" style:family="text">
      <style:text-properties fo:font-variant="normal" fo:text-transform="none" fo:color="#000011" fo:letter-spacing="normal" fo:font-style="normal" fo:font-weight="normal" style:font-weight-asian="normal" style:font-weight-complex="normal"/>
    </style:style>
    <style:style style:name="T18" style:family="text">
      <style:text-properties fo:font-variant="normal" fo:text-transform="none" fo:color="#000011" fo:letter-spacing="normal" fo:font-style="normal" fo:font-weight="normal" officeooo:rsid="000df45a" style:font-weight-asian="normal" style:font-weight-complex="normal"/>
    </style:style>
    <style:style style:name="T19" style:family="text">
      <style:text-properties fo:font-variant="normal" fo:text-transform="none" fo:color="#111111" style:font-name="Chandas" fo:font-size="12pt" fo:letter-spacing="normal" fo:font-style="normal" fo:font-weight="normal" officeooo:rsid="000d204b" style:font-size-asian="12pt" style:font-size-complex="12pt"/>
    </style:style>
    <style:style style:name="T20" style:family="text">
      <style:text-properties fo:font-weight="normal" officeooo:rsid="000bfb78" style:font-weight-asian="normal" style:font-weight-complex="normal"/>
    </style:style>
    <style:style style:name="T21" style:family="text">
      <style:text-properties style:font-name="Chandas" fo:font-size="13pt" officeooo:rsid="000df45a" style:font-size-asian="13pt" style:font-size-complex="13pt"/>
    </style:style>
    <style:style style:name="T22" style:family="text">
      <style:text-properties style:text-position="super 58%"/>
    </style:style>
    <style:style style:name="T23" style:family="text">
      <style:text-properties officeooo:rsid="00184d03"/>
    </style:style>
    <style:style style:name="T24" style:family="text">
      <style:text-properties officeooo:rsid="001d2b35"/>
    </style:style>
    <style:style style:name="T25" style:family="text">
      <style:text-properties officeooo:rsid="00204c5b"/>
    </style:style>
    <style:style style:name="T26" style:family="text">
      <style:text-properties officeooo:rsid="0021d5f6"/>
    </style:style>
    <style:style style:name="T27" style:family="text">
      <style:text-properties fo:color="#222222" style:font-name="Chandas" style:font-size-asian="12pt" style:font-size-complex="12pt"/>
    </style:style>
    <style:style style:name="T28" style:family="text">
      <style:text-properties fo:color="#222222" style:font-name="Chandas" officeooo:rsid="0023ff97" style:font-size-asian="12pt" style:font-size-complex="12pt"/>
    </style:style>
    <style:style style:name="T29" style:family="text">
      <style:text-properties fo:color="#222222" style:font-name="Chandas" officeooo:rsid="0025e948" style:font-size-asian="12pt" style:font-size-complex="12pt"/>
    </style:style>
    <style:style style:name="T30" style:family="text">
      <style:text-properties officeooo:rsid="0023ff97" style:font-size-asian="12pt" style:font-size-complex="12pt"/>
    </style:style>
    <style:style style:name="T31" style:family="text">
      <style:text-properties officeooo:rsid="00350565" style:font-size-asian="12pt" style:font-size-complex="12pt"/>
    </style:style>
    <style:style style:name="T32" style:family="text">
      <style:text-properties officeooo:rsid="002a80da"/>
    </style:style>
    <style:style style:name="T33" style:family="text">
      <style:text-properties officeooo:rsid="0030a13c"/>
    </style:style>
    <style:style style:name="T34" style:family="text">
      <style:text-properties officeooo:rsid="00321d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302in" fo:text-indent="-0.25in" fo:margin-left="0.3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0">UNIT 1: </text:span><text:span text:style-name="T1">APPROACHING TO IT</text:span></text:p>
      <text:list xml:id="list546772425" text:style-name="L1">
        <text:list-item>
          <text:p text:style-name="P16"><text:span text:style-name="Emphasis"><text:span text:style-name="T3">What is your major?</text:span></text:span></text:p>
        </text:list-item>
        <text:list-item>
          <text:p text:style-name="P17"><text:span text:style-name="Emphasis"><text:span text:style-name="T3">What do you study in your major?</text:span></text:span></text:p>
        </text:list-item>
        <text:list-item>
          <text:p text:style-name="P17"><text:span text:style-name="Emphasis"><text:span text:style-name="T3">What kinds of job can you do after graduation?</text:span></text:span></text:p>
        </text:list-item>
        <text:list-item>
          <text:p text:style-name="P18"><text:span text:style-name="Emphasis"><text:span text:style-name="T3">What are your job duties?</text:span></text:span></text:p>
        </text:list-item>
        <text:list-item>
          <text:p text:style-name="P18"><text:span text:style-name="Emphasis"><text:span text:style-name="T3">Do you like your major? Why/ Why not?</text:span></text:span></text:p>
        </text:list-item>
      </text:list>
      <text:p text:style-name="P5"><text:span text:style-name="Emphasis"><text:span text:style-name="T5">My name is Hung, I’m second – year student and I study Computer Science at Ha Noi University of Industry. Computer Science is a major that studies computer and computational systems, both hardware and software. We have to study a lot of subject</text:span></text:span><text:span text:style-name="Emphasis"><text:span text:style-name="T11">s</text:span></text:span><text:span text:style-name="Emphasis"><text:span text:style-name="T5"> about my major such as: Computer Programming, Basic Language, Calculus and Discrete math, …</text:span></text:span></text:p>
      <text:p text:style-name="P5"><text:span text:style-name="Emphasis"><text:span text:style-name="T5">There are many different job for the Computer Science major. </text:span></text:span><text:span text:style-name="Emphasis"><text:span text:style-name="T11">For e</text:span></text:span><text:span text:style-name="Emphasis"><text:span text:style-name="T5">xample: Software Developer, </text:span></text:span><text:span text:style-name="Emphasis"><text:span text:style-name="T6">Database Administrator, Computer Hardware engineer, … After graduation, I hope that I can work for a big company and </text:span></text:span><text:span text:style-name="Emphasis"><text:span text:style-name="T12">software engineer</text:span></text:span><text:span text:style-name="Emphasis"><text:span text:style-name="T6"> is a job I want to do – </text:span></text:span><text:span text:style-name="Emphasis"><text:span text:style-name="T7">this is my simple dream. I will </text:span></text:span><text:span text:style-name="Emphasis"><text:span text:style-name="T12">take </text:span></text:span><text:span text:style-name="Emphasis"><text:span text:style-name="T7">responsible for writing code, testing code and developing system.</text:span></text:span></text:p>
      <text:p text:style-name="P6"><text:soft-page-break/><text:span text:style-name="Emphasis"><text:span text:style-name="T7">I don’t just like my major, I like all of computer because </text:span></text:span><text:span text:style-name="Emphasis"><text:span text:style-name="T8">I have a big passion </text:span></text:span><text:span text:style-name="Emphasis"><text:span text:style-name="T12">in</text:span></text:span><text:span text:style-name="Emphasis"><text:span text:style-name="T8"> computer. </text:span></text:span><text:span text:style-name="Emphasis"><text:span text:style-name="T12">I</text:span></text:span><text:span text:style-name="Emphasis"><text:span text:style-name="T8"> want to know everything about computer and </text:span></text:span><text:span text:style-name="Emphasis"><text:span text:style-name="T12">that’s reason why i</text:span></text:span><text:span text:style-name="Emphasis"><text:span text:style-name="T8"> choose this major.</text:span></text:span></text:p>
      <text:p text:style-name="P2"><text:span text:style-name="Emphasis"><text:span text:style-name="T14">UNIT 2: INSIDE THE COMPUTER</text:span></text:span></text:p>
      <text:list xml:id="list3930813101" text:style-name="L2">
        <text:list-item>
          <text:p text:style-name="P23">What is its color, size, materials and brand?</text:p>
        </text:list-item>
        <text:list-item>
          <text:p text:style-name="P23">What are key components of a computer?</text:p>
        </text:list-item>
        <text:list-item>
          <text:p text:style-name="P23">What are the functions of each component?</text:p>
        </text:list-item>
        <text:list-item>
          <text:p text:style-name="P23">What is the processor speed/hard drive capacity/memory size of your computer?</text:p>
        </text:list-item>
      </text:list>
      <text:p text:style-name="P12">I have a laptop, it’s type of medium and just quite cheap with a student. This is a device of ASUS company, it has a big screen about 15.6 inchs. <text:span text:style-name="T33">I</text:span>t’s perfect design with rectangular shape, gold color. It looks so strong, great, <text:span text:style-name="T33">it</text:span> made of aluminum and plastic. There are alots components and a few key components. The first, my computer use CPU intel core i5 – there is a chip season 8<text:span text:style-name="T22">th</text:span> of intel, lastest model. Next, this computer use NVIDIA graphics card 940MX, bring great image<text:span text:style-name="T33">s</text:span>, display everything on <text:soft-page-break/>the screen. The final, I update to 1TB disk drive and 8GB of RAM. How ever, my hard drive use HDD drive, really slow when I restart computer. It waste about 3 <text:span text:style-name="T23">or</text:span> <text:span text:style-name="T23">4</text:span> minutes <text:span text:style-name="T23">to perform active. I will expand up to SSD in the future. The processor of this computer run at 3.4GHz, so good.</text:span></text:p>
      <text:p text:style-name="P1"><text:span text:style-name="T20">UNIT 3: </text:span><text:span text:style-name="T1">INPUT AND OUTPUT DEVICES</text:span></text:p>
      <text:list xml:id="list1753925779" text:style-name="L3">
        <text:list-item>
          <text:p text:style-name="P19"><text:span text:style-name="Emphasis"><text:span text:style-name="T3">What is its shape? What is it made of? (size, shape, materials)</text:span></text:span></text:p>
        </text:list-item>
        <text:list-item>
          <text:p text:style-name="P19"><text:span text:style-name="Emphasis"><text:span text:style-name="T3">What are its specifications, functions and key features? (dimensions, weight, resolution, OS compatibility, component, capability,…)</text:span></text:span></text:p>
        </text:list-item>
        <text:list-item>
          <text:p text:style-name="P19"><text:span text:style-name="Emphasis"><text:span text:style-name="T3">What are its advantages and disadvantages?</text:span></text:span></text:p>
        </text:list-item>
        <text:list-item>
          <text:p text:style-name="P19"><text:span text:style-name="Emphasis"><text:span text:style-name="T3">Why do you like it? (compare with other products)</text:span></text:span></text:p>
        </text:list-item>
      </text:list>
      <text:p text:style-name="P7"><text:span text:style-name="Emphasis"><text:span text:style-name="T9">I have a</text:span></text:span><text:span text:style-name="Emphasis"><text:span text:style-name="T12">n</text:span></text:span><text:span text:style-name="Emphasis"><text:span text:style-name="T9"> input device, that is M875 keyboard of Fuhlen. I use it for my computer because </text:span></text:span><text:span text:style-name="Emphasis"><text:span text:style-name="T13">of</text:span></text:span><text:span text:style-name="Emphasis"><text:span text:style-name="T9"> some reason</text:span></text:span><text:span text:style-name="Emphasis"><text:span text:style-name="T13">s</text:span></text:span><text:span text:style-name="Emphasis"><text:span text:style-name="T9">. The first, it’s </text:span></text:span><text:span text:style-name="Emphasis"><text:span text:style-name="T13">cheaper than other</text:span></text:span><text:span text:style-name="Emphasis"><text:span text:style-name="T9"> mechanical keyboards. The second, this keyboard doesn’t has number keys, so that its really compact and easy to carry. Beside</text:span></text:span><text:span text:style-name="Emphasis"><text:span text:style-name="T13">s</text:span></text:span><text:span text:style-name="Emphasis"><text:span text:style-name="T9">, it made</text:span></text:span><text:span text:style-name="Emphasis"><text:span text:style-name="T13">s</text:span></text:span><text:span text:style-name="Emphasis"><text:span text:style-name="T9"> of plastic but it look</text:span></text:span><text:span text:style-name="Emphasis"><text:span text:style-name="T13">s</text:span></text:span><text:span text:style-name="Emphasis"><text:span text:style-name="T9"> pretty solid. However, it</text:span></text:span><text:span text:style-name="Emphasis"><text:span text:style-name="T13">s</text:span></text:span><text:span text:style-name="Emphasis"><text:span text:style-name="T9"> use LED RGB </text:span></text:span><text:span text:style-name="Emphasis"><text:span text:style-name="T10">very nice but </text:span></text:span><text:soft-page-break/><text:span text:style-name="Emphasis"><text:span text:style-name="T10">it also noisy when use at night. Final, it quite comfortable for work</text:span></text:span><text:span text:style-name="Emphasis"><text:span text:style-name="T13">ing</text:span></text:span><text:span text:style-name="Emphasis"><text:span text:style-name="T10"> or entertaining.</text:span></text:span></text:p>
      <text:p text:style-name="P3"><text:span text:style-name="Emphasis"><text:span text:style-name="T15">UNIT 4: </text:span></text:span><text:a xlink:type="simple" xlink:href="http://eop.edu.vn/study/unit?id=dgwOlpKlNemVkKJxJVOzZ15Q%3D%3D" text:style-name="Internet_20_link" text:visited-style-name="Visited_20_Internet_20_Link"><text:span text:style-name="Emphasis"><text:span text:style-name="T16">Storage devices</text:span></text:span></text:a></text:p>
      <text:list xml:id="list227354676" text:style-name="L4">
        <text:list-item>
          <text:p text:style-name="P26">What storage device do you like most?</text:p>
        </text:list-item>
        <text:list-item>
          <text:p text:style-name="P27">How much memory does it have?</text:p>
        </text:list-item>
        <text:list-item>
          <text:p text:style-name="P27">What are its advantages and disadvantages?</text:p>
        </text:list-item>
        <text:list-item>
          <text:p text:style-name="P26">Why do you like it (compare with other storage devices)?</text:p>
        </text:list-item>
      </text:list>
      <text:p text:style-name="P11">My laptop use magnetic storage device. <text:span text:style-name="T25">it</text:span> is hard drive, it can hold 1TB of data, so high capacities. But, speed read of hard drive very slow. If has condition, I want to upgrade hard drive to SSD drive. When my computer equip SSD, the processor speed write and read data will be super fast. <text:span text:style-name="T24">If you use HDD, it will take about 3 to 4 minutes to open application or restart computer, that is disadvantage of HDD. When you use SSD replace HDD, you will see everything really difficult. You can open any application or boot your computer, it’s just need 30s to do everything. But the price of a SSD not cheap, with normal SSD disk 128gb you must pay about 50 </text:span><text:soft-page-break/><text:span text:style-name="T24">to 60$ - this is the only disadvantage of SSD. I like it because my computer use HDD too slow but with SSD it’s really fast.</text:span></text:p>
      <text:p text:style-name="P10">UNIT 5: SYSTEM SOFTWARE</text:p>
      <text:list xml:id="list2963335723" text:style-name="L5">
        <text:list-item>
          <text:p text:style-name="P25">What is the operating system?</text:p>
        </text:list-item>
        <text:list-item>
          <text:p text:style-name="P31">Which platform was it most used for? (mobile, home computer, server network)</text:p>
        </text:list-item>
        <text:list-item>
          <text:p text:style-name="P31">Which company developed it?</text:p>
        </text:list-item>
        <text:list-item>
          <text:p text:style-name="P31">When was it developed and became popular?</text:p>
        </text:list-item>
        <text:list-item>
          <text:p text:style-name="P31">What kind of user interface does it use?</text:p>
        </text:list-item>
        <text:list-item>
          <text:p text:style-name="P31">How do you feel when using it?</text:p>
        </text:list-item>
      </text:list>
      <text:p text:style-name="P13">There are many operating system<text:span text:style-name="T34">s that</text:span> popular in the world such as: Window, linux, macOS, android, ios,… <text:span text:style-name="T34">but</text:span> <text:span text:style-name="T34">the most popular </text:span>operating system is Window invention by Bin-Gate, <text:span text:style-name="T34">he</text:span> is the father of window and he also <text:span text:style-name="T26">found Micosoft group. Window developed by Micosoft company. The first window version was born in 1990, at that time OS was very </text:span><text:soft-page-break/><text:span text:style-name="T26">simple. After 20 years, nowaday this OS really develop with many versions for PC, laptop,.. with 67 percent user market, hard ware, soft ware,.. in the world. This OS is friendly, comfortable and easy to use for newbie. This OS is a platform promising with user interface for installing an application or product. But something not free and you have to pay quite expensive to buy application. it’s really inconvenient for user.</text:span></text:p>
      <text:p text:style-name="P15">UNIT 6: PROGRAMMING SOFTWARE</text:p>
      <text:list xml:id="list2756254641" text:style-name="L6">
        <text:list-item>
          <text:p text:style-name="P33">How many types of computer languages are there?</text:p>
        </text:list-item>
        <text:list-item>
          <text:p text:style-name="P32">What computer language do you know best?</text:p>
        </text:list-item>
        <text:list-item>
          <text:p text:style-name="P32">By whom was it developed?</text:p>
        </text:list-item>
        <text:list-item>
          <text:p text:style-name="P32">When was it developed?</text:p>
        </text:list-item>
        <text:list-item>
          <text:p text:style-name="P32">What is it used for?</text:p>
        </text:list-item>
      </text:list>
      <text:p text:style-name="P14"><text:span text:style-name="T30">There are many computer languages in major information technology. And <text:s/>I know some computer language</text:span><text:span text:style-name="T31">s those</text:span><text:span text:style-name="T30"> popular in the world: C/C++, python, java, java scrip, ruby,.. and C++ is a best language </text:span><text:span text:style-name="T31">for</text:span><text:span text:style-name="T30"> programming. This is middle-level language develop by </text:span><text:span text:style-name="T27">Stroustrup </text:span><text:span text:style-name="T28">in 1979 </text:span><text:soft-page-break/><text:span text:style-name="T29">with</text:span><text:span text:style-name="T28"> idea of creating a new language stems from the programming experience when he wrote his doctoral thesis. </text:span><text:span text:style-name="T29">C++ d</text:span><text:span text:style-name="T28">esigned with priority for programming systems and embedded systems, compatible for both limited and large resource systems, with high performance, efficiency and flexibility.</text:span></text:p>
      <text:p text:style-name="P3"><text:span text:style-name="Emphasis"><text:span text:style-name="T15">UNIT 7: NETWORKING</text:span></text:span></text:p>
      <text:p text:style-name="P3"><text:span text:style-name="Emphasis"><text:span text:style-name="T4">Write </text:span></text:span><text:span text:style-name="Emphasis"><text:span text:style-name="T19">advantages or disadvantages of network</text:span></text:span><text:span text:style-name="Emphasis"><text:span text:style-name="T4">.</text:span></text:span></text:p>
      <text:list xml:id="list3081609270" text:style-name="L7">
        <text:list-item>
          <text:p text:style-name="P20"><text:span text:style-name="Emphasis"><text:span text:style-name="T4">Advantages: </text:span></text:span></text:p>
        </text:list-item>
      </text:list>
      <text:list xml:id="list1459312096" text:style-name="L8">
        <text:list-item>
          <text:p text:style-name="P21"><text:span text:style-name="Emphasis"><text:span text:style-name="T19">Allow data to be shared</text:span></text:span></text:p>
        </text:list-item>
        <text:list-item>
          <text:p text:style-name="P24">Users can share software on the servers</text:p>
        </text:list-item>
      </text:list>
      <text:list xml:id="list223541623587473" text:continue-list="list3081609270" text:style-name="L7">
        <text:list-item>
          <text:p text:style-name="P20"><text:span text:style-name="Emphasis"><text:span text:style-name="T4">Disadvantages:</text:span></text:span></text:p>
        </text:list-item>
      </text:list>
      <text:list xml:id="list1139159651" text:style-name="L9">
        <text:list-item>
          <text:p text:style-name="P22"><text:span text:style-name="Emphasis"><text:span text:style-name="T4">Permits viruses to spread quickly</text:span></text:span></text:p>
        </text:list-item>
        <text:list-item>
          <text:p text:style-name="P28">Server failure means no one can work</text:p>
        </text:list-item>
      </text:list>
      <text:p text:style-name="P9">Network is a space, environment, collection of computer, server, mainframes, <text:span text:style-name="T32">network devices or connect to other devices. So, it also have </text:span><text:soft-page-break/><text:span text:style-name="T32">advantages and disadvantages. Network has a lot of advantages. The first, it’s so easy to use for anyone because have been popular in the world for a long time. The second, there is large storage space to allow the sharing of data. An excellent example of network is internet, it’s used by millions of people all over the world. Moreover, users can share software on the servers, everything is free. Besides advantages, network also has some disadvantages. For example, network is ideal environment for virus to attack, it permits virus to spread quickly. When on a nice day, you cannot access to servers, it means server failure and no one can do anything else.</text:span></text:p>
      <text:p text:style-name="P4"><text:span text:style-name="T21">UNIT 8: </text:span><text:bookmark text:name="dunittitle"/><text:a xlink:type="simple" xlink:href="http://eop.edu.vn/study/unit?id=dg/BSQsZO1ZMDmFo8pmiydwA%3D%3D" text:style-name="Internet_20_link" text:visited-style-name="Visited_20_Internet_20_Link"><text:span text:style-name="T2">Technical reports</text:span></text:a></text:p>
      <text:p text:style-name="P8"><text:span text:style-name="Strong_20_Emphasis"><text:span text:style-name="T17">Write a report based on completed notes.</text:span></text:span></text:p>
      <text:list xml:id="list1431543194" text:style-name="L10">
        <text:list-item>
          <text:p text:style-name="P30"><text:span text:style-name="Strong_20_Emphasis"><text:span text:style-name="T17">Date of call</text:span></text:span></text:p>
        </text:list-item>
        <text:list-item>
          <text:p text:style-name="P30"><text:span text:style-name="Strong_20_Emphasis"><text:span text:style-name="T17">Time commenced</text:span></text:span></text:p>
        </text:list-item>
        <text:list-item>
          <text:p text:style-name="P30"><text:span text:style-name="Strong_20_Emphasis"><text:span text:style-name="T17">Problem</text:span></text:span></text:p>
        </text:list-item>
        <text:list-item>
          <text:p text:style-name="P30"><text:span text:style-name="Strong_20_Emphasis"><text:span text:style-name="T17">Fault diagnosis</text:span></text:span></text:p>
        </text:list-item>
        <text:list-item>
          <text:p text:style-name="P29"><text:soft-page-break/><text:span text:style-name="Strong_20_Emphasis"><text:span text:style-name="T18">Advic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5:12:19.987102308</meta:creation-date>
    <dc:date>2019-03-16T22:35:40.993275218</dc:date>
    <meta:editing-duration>PT40M11S</meta:editing-duration>
    <meta:editing-cycles>6</meta:editing-cycles>
    <meta:generator>LibreOffice/6.0.7.3$Linux_X86_64 LibreOffice_project/00m0$Build-3</meta:generator>
    <meta:document-statistic meta:table-count="0" meta:image-count="0" meta:object-count="0" meta:page-count="9" meta:paragraph-count="58" meta:word-count="1208" meta:character-count="6799" meta:non-whitespace-character-count="5683"/>
  </office:meta>
</office:document-meta>
</file>